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ffffff" draw:textarea-vertical-align="middle"/>
    </style:style>
    <style:style style:name="gr3" style:family="graphic" style:parent-style-name="standard">
      <style:graphic-properties svg:stroke-color="#336633" draw:fill="solid" draw:fill-color="#336633" draw:textarea-vertical-align="middle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Ubuntu Medium" fo:font-size="66pt" fo:font-weight="bold" style:font-size-asian="66pt" style:font-weight-asian="bold" style:font-size-complex="66pt" style:font-weight-complex="bold"/>
    </style:style>
    <style:style style:name="P3" style:family="paragraph">
      <style:text-properties fo:color="#ffffff" style:font-name="Ubuntu Medium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ffffff" style:font-name="Ubuntu Medium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style:font-name="Ubuntu Medium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9cm" svg:height="19cm" svg:x="0cm" svg:y="0cm">
            <text:p/>
            <draw:enhanced-geometry svg:viewBox="0 0 21600 21600" draw:type="rectangle" draw:enhanced-path="M 0 0 L 21600 0 21600 21600 0 21600 0 0 Z N"/>
          </draw:custom-shape>
          <draw:polygon draw:style-name="gr2" draw:text-style-name="P1" draw:layer="layout" svg:width="6.299cm" svg:height="9.999cm" svg:x="1.5cm" svg:y="4.8cm" svg:viewBox="0 0 6300 10000" draw:points="0,0 6300,0 6300,2000 4300,2000 4300,10000 2000,10000 2000,2000 0,2000 0,1200">
            <text:p text:style-name="P1"><text:s text:c="16"/></text:p>
          </draw:polygon>
          <draw:polygon draw:style-name="gr3" draw:text-style-name="P1" draw:layer="layout" svg:width="9.199cm" svg:height="9.999cm" svg:x="8.4cm" svg:y="4.8cm" svg:viewBox="0 0 9200 10000" draw:points="9000,0 6400,0 4600,3100 2700,0 100,0 3100,5000 0,10000 2500,10000 4600,6700 6600,10000 9200,10000 6000,5000">
            <text:p/>
          </draw:polygon>
          <draw:frame draw:style-name="gr4" draw:text-style-name="P2" draw:layer="layout" svg:width="16.949cm" svg:height="3.105cm" svg:x="0.951cm" svg:y="15.395cm">
            <draw:text-box>
              <text:p><text:span text:style-name="T1">COMPANION</text:span></text:p>
            </draw:text-box>
          </draw:frame>
          <draw:g>
            <draw:frame draw:style-name="gr5" draw:text-style-name="P3" draw:layer="layout" svg:width="3.059cm" svg:height="3.735cm" svg:x="1.141cm" svg:y="0.5cm">
              <draw:text-box>
                <text:p><text:span text:style-name="T2">O</text:span></text:p>
              </draw:text-box>
            </draw:frame>
            <draw:frame draw:style-name="gr6" draw:text-style-name="P3" draw:layer="layout" svg:width="2.568cm" svg:height="3.735cm" svg:x="6.032cm" svg:y="0.5cm">
              <draw:text-box>
                <text:p><text:span text:style-name="T2">P</text:span></text:p>
              </draw:text-box>
            </draw:frame>
            <draw:frame draw:style-name="gr5" draw:text-style-name="P3" draw:layer="layout" svg:width="2.454cm" svg:height="3.735cm" svg:x="10.446cm" svg:y="0.565cm">
              <draw:text-box>
                <text:p><text:span text:style-name="T2">E</text:span></text:p>
              </draw:text-box>
            </draw:frame>
            <draw:frame draw:style-name="gr6" draw:text-style-name="P3" draw:layer="layout" svg:width="2.928cm" svg:height="3.735cm" svg:x="14.7cm" svg:y="0.565cm">
              <draw:text-box>
                <text:p><text:span text:style-name="T2">N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05T11:19:02.031590211</dc:date>
    <dc:creator>Kjell Kernen</dc:creator>
    <meta:generator>LibreOffice/4.1.3.2$Linux_x86 LibreOffice_project/410m0$Build-2</meta:generator>
    <meta:editing-duration>P0D</meta:editing-duration>
    <meta:editing-cycles>1</meta:editing-cycles>
    <meta:document-statistic meta:object-count="10"/>
  </office:meta>
</office:document-meta>
</file>